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font-size="10pt" style:font-size-asian="10pt"/>
    </style:style>
    <style:style style:name="P13" style:family="paragraph" style:parent-style-name="Text_20_body" style:master-page-name="Converted1">
      <style:paragraph-properties style:page-number="2"/>
    </style:style>
    <style:style style:name="P14" style:family="paragraph" style:parent-style-name="Text_20_body">
      <style:paragraph-properties fo:margin-top="0.023cm" fo:margin-bottom="0cm" style:contextual-spacing="false"/>
    </style:style>
    <style:style style:name="P15" style:family="paragraph" style:parent-style-name="Text_20_body">
      <style:paragraph-properties fo:margin-left="0.004cm" fo:margin-right="0cm"/>
    </style:style>
    <style:style style:name="P16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17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18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19" style:family="paragraph" style:parent-style-name="Text_20_body" style:master-page-name="Converted3">
      <style:paragraph-properties style:page-number="auto"/>
    </style:style>
    <style:style style:name="P20" style:family="paragraph" style:parent-style-name="Text_20_body">
      <style:paragraph-properties fo:margin-left="0.002cm" fo:margin-right="0cm"/>
    </style:style>
    <style:style style:name="P21" style:family="paragraph" style:parent-style-name="Text_20_body">
      <style:paragraph-properties fo:margin-top="0.499cm" fo:margin-bottom="0cm" style:contextual-spacing="false"/>
    </style:style>
    <style:style style:name="P2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2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24" style:family="paragraph" style:parent-style-name="Table_20_Paragraph">
      <style:paragraph-properties fo:line-height="0.473cm"/>
    </style:style>
    <style:style style:name="P2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26" style:family="paragraph" style:parent-style-name="Table_20_Paragraph">
      <style:paragraph-properties fo:margin-left="0.115cm" fo:margin-right="0cm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fo:font-size="10pt" fo:font-weight="normal" style:font-size-asian="10pt" style:font-weight-asian="normal"/>
    </style:style>
    <style:style style:name="T12" style:family="text">
      <style:text-properties style:font-name="Times New Roman" fo:font-size="11pt" style:font-size-asian="11pt"/>
    </style:style>
    <style:style style:name="T13" style:family="text">
      <style:text-properties fo:font-size="11pt" fo:font-weight="bold" style:font-size-asian="11pt" style:font-weight-asian="bold"/>
    </style:style>
    <style:style style:name="T14" style:family="text">
      <style:text-properties fo:font-size="11pt" fo:letter-spacing="0.065cm" fo:font-weight="bold" style:font-size-asian="11pt" style:font-weight-asian="bold"/>
    </style:style>
    <style:style style:name="T15" style:family="text">
      <style:text-properties fo:font-size="11pt" fo:letter-spacing="-0.007cm" fo:font-weight="bold" style:font-size-asian="11pt" style:font-weight-asian="bold"/>
    </style:style>
    <style:style style:name="T16" style:family="text">
      <style:text-properties fo:font-size="11pt" fo:letter-spacing="-0.004cm" fo:font-weight="bold" style:font-size-asian="11pt" style:font-weight-asian="bold"/>
    </style:style>
    <style:style style:name="T17" style:family="text">
      <style:text-properties fo:font-size="11pt" fo:letter-spacing="-0.011cm" fo:font-weight="bold" style:font-size-asian="11pt" style:font-weight-asian="bold"/>
    </style:style>
    <style:style style:name="T18" style:family="text">
      <style:text-properties fo:font-size="11pt" fo:letter-spacing="-0.005cm" fo:font-weight="bold" style:font-size-asian="11pt" style:font-weight-asian="bold"/>
    </style:style>
    <style:style style:name="T19" style:family="text">
      <style:text-properties fo:font-size="11pt" fo:letter-spacing="0.072cm" fo:font-weight="bold" style:font-size-asian="11pt" style:font-weight-asian="bold"/>
    </style:style>
    <style:style style:name="T20" style:family="text">
      <style:text-properties fo:font-size="10pt" fo:font-weight="bold" style:font-size-asian="10pt" style:font-weight-asian="bold"/>
    </style:style>
    <style:style style:name="T21" style:family="text">
      <style:text-properties fo:font-size="10pt" fo:letter-spacing="-0.007cm" fo:font-weight="bold" style:font-size-asian="10pt" style:font-weight-asian="bold"/>
    </style:style>
    <style:style style:name="T22" style:family="text">
      <style:text-properties fo:font-size="10pt" fo:letter-spacing="-0.009cm" fo:font-weight="bold" style:font-size-asian="10pt" style:font-weight-asian="bold"/>
    </style:style>
    <style:style style:name="T23" style:family="text">
      <style:text-properties fo:font-size="10pt" fo:letter-spacing="-0.005cm" fo:font-weight="bold" style:font-size-asian="10pt" style:font-weight-asian="bold"/>
    </style:style>
    <style:style style:name="T24" style:family="text">
      <style:text-properties fo:font-size="10pt" fo:letter-spacing="-0.002cm" fo:font-weight="bold" style:font-size-asian="10pt" style:font-weight-asian="bold"/>
    </style:style>
    <style:style style:name="T25" style:family="text">
      <style:text-properties fo:font-size="10pt" fo:letter-spacing="-0.018cm" fo:font-weight="bold" style:font-size-asian="10pt" style:font-weight-asian="bold"/>
    </style:style>
    <style:style style:name="T26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15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Ejercicio<text:span text:style-name="T5"> </text:span><text:span text:style-name="T10">2</text:span></text:p>
        <text:p text:style-name="P12" loext:marker-style-name="T7"><draw:frame draw:style-name="fr1" draw:name="Image 4" text:anchor-type="char" svg:x="3.124cm" svg:y="0.684cm" svg:width="13.877cm" svg:height="8.326cm" draw:z-index="16"><draw:image xlink:href="Pictures/100000000000023A0000015632B09750.jpg" xlink:type="simple" xlink:show="embed" xlink:actuate="onLoad" draw:mime-type="image/jpeg"/></draw:frame></text:p>
      </text:section>
      <text:p text:style-name="P13"/>
      <text:p text:style-name="P14"/>
      <text:p text:style-name="P15"><draw:frame draw:style-name="fr1" draw:name="Image 7" text:anchor-type="char" svg:x="2.939cm" svg:y="0.616cm" svg:width="16.157cm" svg:height="8.671cm" draw:z-index="17"><draw:image xlink:href="Pictures/100000000000038F000001DB7CB0EF97.jpg" xlink:type="simple" xlink:show="embed" xlink:actuate="onLoad" draw:mime-type="image/jpeg"/></draw:frame>Ejercicio<text:span text:style-name="T5"> </text:span><text:span text:style-name="T10">3</text:span></text:p>
      <text:p text:style-name="P15">Ejercicio<text:span text:style-name="T5"> </text:span><text:span text:style-name="T10">4</text:span></text:p>
      <text:p text:style-name="P16" loext:marker-style-name="T7"><draw:frame draw:style-name="fr1" draw:name="Image 8" text:anchor-type="char" svg:x="2cm" svg:y="0.474cm" svg:width="16.69cm" svg:height="12.506cm" draw:z-index="18"><draw:image xlink:href="Pictures/10000000000004BD0000038DEEC4863E.png" xlink:type="simple" xlink:show="embed" xlink:actuate="onLoad" draw:mime-type="image/png"/></draw:frame></text:p>
      <text:p text:style-name="P17"/>
      <text:p text:style-name="P15">Ejercicio<text:span text:style-name="T5"> </text:span><text:span text:style-name="T10">5</text:span></text:p>
      <text:p text:style-name="P18" loext:marker-style-name="T7"><draw:frame draw:style-name="fr1" draw:name="Image 11" text:anchor-type="char" svg:x="2cm" svg:y="0.508cm" svg:width="16.736cm" svg:height="17.336cm" draw:z-index="19"><draw:image xlink:href="Pictures/10000000000003EC000004106A043A03.png" xlink:type="simple" xlink:show="embed" xlink:actuate="onLoad" draw:mime-type="image/png"/></draw:frame></text:p>
      <text:p text:style-name="P19"/>
      <text:p text:style-name="P14"/>
      <text:p text:style-name="P15">Ejercicio<text:span text:style-name="T5"> </text:span><text:span text:style-name="T10">6</text:span></text:p>
      <text:p text:style-name="P20" loext:marker-style-name="T11"><draw:frame draw:style-name="fr2" draw:name="Image 14" text:anchor-type="as-char" svg:width="17.059cm" svg:height="9.417cm" draw:z-index="21"><draw:image xlink:href="Pictures/1000000000000597000003176F6D22E7.jpg" xlink:type="simple" xlink:show="embed" xlink:actuate="onLoad" draw:mime-type="image/jpeg"/></draw:frame></text:p>
      <text:p text:style-name="Text_20_body"/>
      <text:p text:style-name="P21"/>
      <text:p text:style-name="P15">Ejercicio<text:span text:style-name="T5"> </text:span><text:span text:style-name="T10">7</text:span></text:p>
      <text:p text:style-name="P18" loext:marker-style-name="T7"><draw:frame draw:style-name="fr1" draw:name="Image 15" text:anchor-type="char" svg:x="2cm" svg:y="0.506cm" svg:width="16.739cm" svg:height="8.604cm" draw:z-index="20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6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1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7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2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6" text:anchor-type="char" svg:x="2.787cm" svg:y="1.685cm" svg:width="0.981cm" svg:height="1.298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8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3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9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4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2.787cm" svg:y="1.685cm" svg:width="0.981cm" svg:height="1.298cm" draw:z-index="4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0-29T20:22:41.599390600</dc:date>
    <meta:editing-duration>PT13M36S</meta:editing-duration>
    <meta:generator>LibreOffice/25.2.6.2$Windows_X86_64 LibreOffice_project/729c5bfe710f5eb71ed3bbde9e06a6065e9c6c5d</meta:generator>
    <meta:editing-cycles>9</meta:editing-cycles>
    <meta:document-statistic meta:table-count="4" meta:image-count="11" meta:object-count="0" meta:page-count="6" meta:paragraph-count="46" meta:word-count="168" meta:character-count="1377" meta:non-whitespace-character-count="1239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